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pt2pt_roundtr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float" office:value="4.25" calcext:value-type="float">
            <text:p>4.25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1.45" calcext:value-type="float">
            <text:p>1.45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75" calcext:value-type="float">
            <text:p>1.275</text:p>
          </table:table-cell>
          <table:table-cell office:value-type="float" office:value="1.61" calcext:value-type="float">
            <text:p>1.6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2" calcext:value-type="float">
            <text:p>1.192</text:p>
          </table:table-cell>
          <table:table-cell office:value-type="float" office:value="1.12" calcext:value-type="float">
            <text:p>1.12</text:p>
          </table:table-cell>
          <table:table-cell office:value-type="float" office:value="4.08" calcext:value-type="float">
            <text:p>4.08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66.84pt" svg:y="2.83pt">
            <loext:p draw:notify-on-update-of-ranges="latency_pt2pt_roundtrip.A1:latency_pt2pt_roundtrip.A1 latency_pt2pt_roundtrip.A2:latency_pt2pt_roundtrip.A6 latency_pt2pt_roundtrip.B1:latency_pt2pt_roundtrip.B1 latency_pt2pt_roundtrip.B2:latency_pt2pt_roundtrip.B6 latency_pt2pt_roundtrip.C1:latency_pt2pt_roundtrip.C1 latency_pt2pt_roundtrip.C2:latency_pt2pt_roundtrip.C6 latency_pt2pt_roundtrip.D1:latency_pt2pt_roundtrip.D1 latency_pt2pt_roundtrip.D2:latency_pt2pt_roundtrip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09:43:12.901411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7T09:56:55.949030452</dc:date>
    <meta:editing-duration>PT3M30S</meta:editing-duration>
    <meta:editing-cycles>3</meta:editing-cycles>
    <meta:generator>LibreOffice/5.4.1.2$Linux_X86_64 LibreOffice_project/40m0$Build-2</meta:generator>
    <meta:document-statistic meta:table-count="2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782cm" style:legend-expansion="high" chart:style-name="ch2"/>
        <chart:plot-area chart:style-name="ch3" table:cell-range-address="latency_pt2pt_roundtrip.A1:latency_pt2pt_roundtrip.D6" chart:data-source-has-labels="both" svg:x="0.32cm" svg:y="0.18cm" svg:width="12.323cm" svg:height="8.64cm">
          <chartooo:coordinate-region svg:x="1.047cm" svg:y="0.353cm" svg:width="11.502cm" svg:height="7.873cm"/>
          <chart:axis chart:dimension="x" chart:name="primary-x" chart:style-name="ch4" chartooo:axis-type="auto">
            <chartooo:date-scale/>
            <chart:categories table:cell-range-address="latency_pt2pt_roundtrip.A2:latency_pt2pt_roundtrip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atency_pt2pt_roundtrip.B2:latency_pt2pt_roundtrip.B6" chart:label-cell-address="latency_pt2pt_roundtrip.B1:latency_pt2pt_roundtrip.B1" chart:class="chart:line">
            <chart:data-point chart:repeated="5"/>
          </chart:series>
          <chart:series chart:style-name="ch7" chart:values-cell-range-address="latency_pt2pt_roundtrip.C2:latency_pt2pt_roundtrip.C6" chart:label-cell-address="latency_pt2pt_roundtrip.C1:latency_pt2pt_roundtrip.C1" chart:class="chart:line">
            <chart:data-point chart:repeated="5"/>
          </chart:series>
          <chart:series chart:style-name="ch8" chart:values-cell-range-address="latency_pt2pt_roundtrip.D2:latency_pt2pt_roundtrip.D6" chart:label-cell-address="latency_pt2pt_roundtrip.D1:latency_pt2pt_roundtrip.D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1:latency_pt2pt_roundtrip.B1</svg:desc>
                </draw:g>
              </table:table-cell>
              <table:table-cell office:value-type="string">
                <text:p>mpi_infini</text:p>
                <draw:g>
                  <svg:desc>latency_pt2pt_roundtrip.C1:latency_pt2pt_roundtrip.C1</svg:desc>
                </draw:g>
              </table:table-cell>
              <table:table-cell office:value-type="string">
                <text:p>mpi_tcp</text:p>
                <draw:g>
                  <svg:desc>latency_pt2pt_roundtrip.D1:latency_pt2pt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:latency_pt2pt_roundtrip.A6</svg:desc>
                </draw:g>
              </table:table-cell>
              <table:table-cell office:value-type="float" office:value="1.08">
                <text:p>1.08</text:p>
                <draw:g>
                  <svg:desc>latency_pt2pt_roundtrip.B2:latency_pt2pt_roundtrip.B6</svg:desc>
                </draw:g>
              </table:table-cell>
              <table:table-cell office:value-type="float" office:value="4.32">
                <text:p>4.32</text:p>
                <draw:g>
                  <svg:desc>latency_pt2pt_roundtrip.C2:latency_pt2pt_roundtrip.C6</svg:desc>
                </draw:g>
              </table:table-cell>
              <table:table-cell office:value-type="float" office:value="4.76">
                <text:p>4.76</text:p>
                <draw:g>
                  <svg:desc>latency_pt2pt_roundtrip.D2:latency_pt2pt_roundtrip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4">
                <text:p>1.14</text:p>
              </table:table-cell>
              <table:table-cell office:value-type="float" office:value="4.25">
                <text:p>4.2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8">
                <text:p>1.08</text:p>
              </table:table-cell>
              <table:table-cell office:value-type="float" office:value="1.45">
                <text:p>1.4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75">
                <text:p>1.275</text:p>
              </table:table-cell>
              <table:table-cell office:value-type="float" office:value="1.61">
                <text:p>1.6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92">
                <text:p>1.192</text:p>
              </table:table-cell>
              <table:table-cell office:value-type="float" office:value="1.12">
                <text:p>1.12</text:p>
              </table:table-cell>
              <table:table-cell office:value-type="float" office:value="4.08">
                <text:p>4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